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dash" draw:stroke-dash="Long_20_Dash" svg:stroke-width="0.01cm" svg:stroke-color="#000000" draw:marker-start-width="0.22cm" draw:marker-end-width="0.22cm" draw:fill="none" draw:fill-color="#729fcf" draw:textarea-horizontal-align="justify" draw:textarea-vertical-align="middle" draw:auto-grow-height="false" fo:min-height="3.539cm" fo:min-width="1.775cm" fo:padding-top="0.13cm" fo:padding-bottom="0.13cm" fo:padding-left="0.255cm" fo:padding-right="0.255cm"/>
      <style:paragraph-properties style:writing-mode="lr-tb"/>
    </style:style>
    <style:style style:name="gr2" style:family="graphic" style:parent-style-name="standard">
      <style:graphic-properties svg:stroke-color="#5983b0" draw:fill="solid" draw:fill-color="#ccf0fc" draw:textarea-horizontal-align="justify" draw:textarea-vertical-align="middle" draw:auto-grow-height="false" fo:min-height="0.808cm" fo:min-width="8.39cm"/>
      <style:paragraph-properties style:writing-mode="lr-tb"/>
    </style:style>
    <style:style style:name="gr3" style:family="graphic" style:parent-style-name="standard">
      <style:graphic-properties svg:stroke-color="#ff972f" draw:fill="solid" draw:fill-color="#ffe5cc" draw:textarea-horizontal-align="justify" draw:textarea-vertical-align="middle" draw:auto-grow-height="false" fo:min-height="0.613cm" fo:min-width="8.39cm"/>
      <style:paragraph-properties style:writing-mode="lr-tb"/>
    </style:style>
    <style:style style:name="gr4" style:family="graphic" style:parent-style-name="standard">
      <style:graphic-properties draw:stroke="dash" draw:stroke-dash="Long_20_Dash" svg:stroke-width="0.01cm" svg:stroke-color="#000000" draw:marker-start-width="0.22cm" draw:marker-end-width="0.22cm" draw:fill="none" draw:textarea-horizontal-align="justify" draw:textarea-vertical-align="middle" draw:auto-grow-height="false" fo:min-height="0.656cm" fo:min-width="8.38cm" fo:padding-top="0.13cm" fo:padding-bottom="0.13cm" fo:padding-left="0.255cm" fo:padding-right="0.255cm"/>
      <style:paragraph-properties style:writing-mode="lr-tb"/>
    </style:style>
    <style:style style:name="gr5" style:family="graphic" style:parent-style-name="standard">
      <style:graphic-properties draw:fill="solid" draw:fill-color="#ffdddd" draw:textarea-horizontal-align="justify" draw:textarea-vertical-align="middle" draw:auto-grow-height="false" fo:min-height="1.75cm" fo:min-width="5.088cm"/>
      <style:paragraph-properties style:writing-mode="lr-tb"/>
    </style:style>
    <style:style style:name="gr6" style:family="graphic" style:parent-style-name="standard" style:list-style-name="L1">
      <style:graphic-properties draw:stroke="dash" draw:stroke-dash="Long_20_Dash" svg:stroke-width="0.01cm" svg:stroke-color="#000000" draw:marker-start-width="0.22cm" draw:marker-end-width="0.22cm" draw:fill="none" draw:fill-color="#729fcf" draw:textarea-horizontal-align="justify" draw:textarea-vertical-align="middle" draw:auto-grow-height="false" fo:min-height="1.01cm" fo:min-width="5.078cm" fo:padding-top="0.13cm" fo:padding-bottom="0.13cm" fo:padding-left="0.255cm" fo:padding-right="0.255cm"/>
      <style:paragraph-properties style:writing-mode="lr-tb"/>
    </style:style>
    <style:style style:name="gr7" style:family="graphic" style:parent-style-name="objectwithoutfill">
      <style:graphic-properties svg:stroke-width="0.025cm" svg:stroke-color="#000000" draw:marker-start-width="0.229cm" draw:marker-end="Arrow" draw:marker-end-width="0.229cm" draw:fill="solid" draw:textarea-vertical-align="middle" fo:padding-top="0.137cm" fo:padding-bottom="0.137cm" fo:padding-left="0.262cm" fo:padding-right="0.262cm"/>
    </style:style>
    <style:style style:name="gr8" style:family="graphic" style:parent-style-name="standard" style:list-style-name="L1">
      <style:graphic-properties draw:stroke="dash" draw:stroke-dash="Long_20_Dash" svg:stroke-width="0.01cm" svg:stroke-color="#000000" draw:marker-start-width="0.22cm" draw:marker-end-width="0.22cm" draw:fill="none" draw:fill-color="#729fcf" draw:textarea-horizontal-align="justify" draw:textarea-vertical-align="middle" draw:auto-grow-height="false" fo:min-height="1.77cm" fo:min-width="1.985cm" fo:padding-top="0.13cm" fo:padding-bottom="0.13cm" fo:padding-left="0.255cm" fo:padding-right="0.255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style:line-height-at-least="0cm" fo:text-align="center" fo:text-indent="0cm" style:writing-mode="lr-tb"/>
      <style:text-properties style:font-name="Liberation Sans" fo:font-size="18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2" style:family="paragraph">
      <loext:graphic-properties draw:fill="none" draw:fill-color="#729fcf"/>
      <style:paragraph-properties fo:margin-left="0cm" fo:margin-right="0cm" style:line-height-at-least="0cm" fo:text-align="center" fo:text-indent="0cm" style:writing-mode="lr-tb"/>
      <style:text-properties style:font-name="Liberation Sans" fo:font-size="18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3" style:family="paragraph">
      <style:paragraph-properties fo:text-align="center" style:writing-mode="lr-tb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P4" style:family="paragraph">
      <loext:graphic-properties draw:fill="solid" draw:fill-color="#ccf0fc"/>
      <style:paragraph-properties fo:text-align="center" style:writing-mode="lr-tb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P5" style:family="paragraph"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loext:graphic-properties draw:fill="solid" draw:fill-color="#ffe5cc"/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style:paragraph-properties fo:text-align="center" style:writing-mode="lr-tb"/>
      <style:text-properties style:font-name="Liberation Sans1" fo:font-size="18pt" style:font-size-asian="18pt" style:font-size-complex="18pt"/>
    </style:style>
    <style:style style:name="P8" style:family="paragraph">
      <loext:graphic-properties draw:fill="none"/>
      <style:paragraph-properties fo:text-align="center" style:writing-mode="lr-tb"/>
      <style:text-properties style:font-name="Liberation Sans1" fo:font-size="18pt" style:font-size-asian="18pt" style:font-size-complex="18pt"/>
    </style:style>
    <style:style style:name="P9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0" style:family="paragraph">
      <loext:graphic-properties draw:fill="solid" draw:fill-color="#ffdddd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style:font-name="Liberation Sans" fo:font-size="18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285cm" svg:height="3.799cm" svg:x="14.982cm" svg:y="5.119cm">
          <text:p text:style-name="P1"><text:span text:style-name="T1">R</text:span><text:span text:style-name="T1">1</text:span><text:span text:style-name="T1">C</text:span><text:span text:style-name="T1">S</text:span></text:p>
          <text:p text:style-name="P1"><text:span text:style-name="T1">f</text:span><text:span text:style-name="T1">i</text:span><text:span text:style-name="T1">l</text:span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8.89cm" svg:height="1.058cm" svg:x="8.382cm" svg:y="3.503cm">
          <text:p text:style-name="P3"><text:span text:style-name="T2"><text:s/></text:span><text:span text:style-name="T2">circom </text:span><text:span text:style-name="T3">compi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8.89cm" svg:height="0.863cm" draw:transform="skewX (-0.00226892802759263) rotate (-0.00209439510239331) translate (8.382cm 9.432cm)">
          <text:p text:style-name="P5"><text:span text:style-name="T4">proving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8.89cm" svg:height="0.916cm" svg:x="8.382cm" svg:y="2.032cm">
          <text:p text:style-name="P7"><text:span text:style-name="T2"><text:s/></text:span><text:span text:style-name="T2">circom circuit descri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5.588cm" svg:height="2cm" svg:x="8.382cm" svg:y="5.112cm">
          <text:p text:style-name="P9"><text:span text:style-name="T5">witness-calculator</text:span></text:p>
          <text:p text:style-name="P9"><text:span text:style-name="T5">prog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5.588cm" svg:height="1.27cm" svg:x="8.382cm" svg:y="7.648cm">
          <text:p text:style-name="P1"><text:span text:style-name="T1">witness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1" draw:layer="layout" svg:x1="16.127cm" svg:y1="8.918cm" svg:x2="16.127cm" svg:y2="9.45cm">
          <text:p/>
        </draw:line>
        <draw:line draw:style-name="gr7" draw:text-style-name="P11" draw:layer="layout" svg:x1="7.355cm" svg:y1="6.121cm" svg:x2="8.382cm" svg:y2="6.112cm">
          <text:p/>
        </draw:line>
        <draw:line draw:style-name="gr7" draw:text-style-name="P11" draw:layer="layout" svg:x1="12.823cm" svg:y1="2.944cm" svg:x2="12.821cm" svg:y2="3.502cm">
          <text:p/>
        </draw:line>
        <draw:line draw:style-name="gr7" draw:text-style-name="P11" draw:layer="layout" svg:x1="11.322cm" svg:y1="4.561cm" svg:x2="11.322cm" svg:y2="5.112cm">
          <text:p/>
        </draw:line>
        <draw:line draw:style-name="gr7" draw:text-style-name="P11" draw:layer="layout" svg:x1="11.322cm" svg:y1="7.112cm" svg:x2="11.322cm" svg:y2="7.663cm">
          <text:p/>
        </draw:line>
        <draw:line draw:style-name="gr7" draw:text-style-name="P11" draw:layer="layout" svg:x1="11.33cm" svg:y1="8.918cm" svg:x2="11.33cm" svg:y2="9.439cm">
          <text:p/>
        </draw:line>
        <draw:custom-shape draw:style-name="gr8" draw:text-style-name="P2" draw:layer="layout" svg:width="2.495cm" svg:height="2.03cm" draw:transform="skewX (0.00541052068118242) translate (4.866cm 5.096cm)">
          <text:p text:style-name="P1"><text:span text:style-name="T1">inputs</text:span></text:p>
          <text:p text:style-name="P1"><text:span text:style-name="T1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1" draw:layer="layout" svg:x1="16.122cm" svg:y1="4.563cm" svg:x2="16.122cm" svg:y2="5.114cm">
          <text:p/>
        </draw:lin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bf819e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style:line-height-at-least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solid" draw:fill-color="#e0c2c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3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394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3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5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076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811cm" svg:x="1cm" svg:y="3.867cm"/>
      <draw:page-thumbnail draw:layer="backgroundobjects" svg:width="8.999cm" svg:height="4.811cm" svg:x="1cm" svg:y="12.443cm"/>
      <draw:page-thumbnail draw:layer="backgroundobjects" svg:width="8.999cm" svg:height="4.811cm" svg:x="1cm" svg:y="21.019cm"/>
      <draw:page-thumbnail draw:layer="backgroundobjects" svg:width="8.999cm" svg:height="4.811cm" svg:x="11cm" svg:y="3.867cm"/>
      <draw:page-thumbnail draw:layer="backgroundobjects" svg:width="8.999cm" svg:height="4.811cm" svg:x="11cm" svg:y="12.443cm"/>
      <draw:page-thumbnail draw:layer="backgroundobjects" svg:width="8.999cm" svg:height="4.811cm" svg:x="11cm" svg:y="21.019cm"/>
    </style:handout-master>
    <style:master-page style:name="Default" style:page-layout-name="PM1" draw:style-name="Mdp1">
      <draw:frame presentation:style-name="Default-title" draw:layer="backgroundobjects" svg:width="24.367cm" svg:height="2.629cm" svg:x="1.351cm" svg:y="0.623cm" presentation:class="title" presentation:placeholder="true">
        <draw:text-box/>
      </draw:frame>
      <draw:frame presentation:style-name="Default-outline1" draw:layer="backgroundobjects" svg:width="24.367cm" svg:height="9.133cm" svg:x="1.351cm" svg:y="3.68cm" presentation:class="outline" presentation:placeholder="true">
        <draw:text-box/>
      </draw:frame>
      <draw:frame presentation:style-name="Mpr1" draw:text-style-name="MP2" draw:layer="backgroundobjects" svg:width="6.307cm" svg:height="1.086cm" svg:x="1.351cm" svg:y="14.3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582cm" svg:height="1.086cm" svg:x="9.258cm" svg:y="14.3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307cm" svg:height="1.086cm" svg:x="19.411cm" svg:y="14.3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6T20:24:35.204467282</meta:creation-date>
    <dc:date>2023-01-14T22:46:44.496555133</dc:date>
    <meta:editing-duration>PT3H47M45S</meta:editing-duration>
    <meta:editing-cycles>148</meta:editing-cycles>
    <meta:generator>LibreOffice/7.3.7.2$Linux_X86_64 LibreOffice_project/30$Build-2</meta:generator>
    <meta:document-statistic meta:object-count="37"/>
  </office:meta>
</office:document-meta>
</file>